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color="#000000" draw:stroke-linejoin="miter" draw:fill="solid" draw:fill-color="#729fcf" draw:textarea-vertical-align="middle" draw:auto-grow-height="false" draw:fit-to-size="false" style:shrink-to-fit="true" fo:min-height="4.739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cccccc" draw:textarea-horizontal-align="left" draw:textarea-vertical-align="middle" draw:auto-grow-height="false" draw:auto-grow-width="false" draw:fit-to-size="false" style:shrink-to-fit="true" fo:min-height="0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solid" draw:fill-color="#cccccc" draw:textarea-horizontal-align="left" draw:textarea-vertical-align="middle" draw:auto-grow-height="false" draw:auto-grow-width="false" draw:fit-to-size="false" style:shrink-to-fit="true" fo:min-height="0cm" fo:min-width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 loext:decorative="false"/>
    </style:style>
    <style:style style:name="gr6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stroke-linejoin="miter" draw:fill="solid" draw:fill-color="#729fcf" draw:textarea-vertical-align="middle" draw:auto-grow-height="false" draw:fit-to-size="false" style:shrink-to-fit="true" fo:min-height="4.628cm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cccccc" draw:textarea-horizontal-align="left" draw:textarea-vertical-align="middle" draw:auto-grow-height="false" draw:auto-grow-width="false" draw:fit-to-size="false" style:shrink-to-fit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textarea-vertical-align="middle" fo:min-height="1.11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cccccc"/>
      <style:text-properties fo:font-size="12pt" style:font-size-asian="12pt" style:font-size-complex="12pt"/>
    </style:style>
    <style:style style:name="P4" style:family="paragraph">
      <loext:graphic-properties draw:fill="solid" draw:fill-color="#cccccc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.42cm" fo:margin-bottom="0.35cm" fo:line-height="100%" fo:text-align="center" fo:text-indent="0cm"/>
    </style:style>
    <style:style style:name="P6" style:family="paragraph">
      <loext:graphic-properties draw:fill="solid" draw:fill-color="#cccccc"/>
      <style:paragraph-properties fo:margin-left="0cm" fo:margin-right="0cm" fo:margin-top="0.42cm" fo:margin-bottom="0.35cm" fo:line-height="100%" fo:text-align="center" fo:text-indent="0cm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12pt" fo:font-weight="bold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top="0.42cm" fo:margin-bottom="0.35cm"/>
      <style:text-properties fo:font-size="18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0pt" style:font-size-complex="10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JP" style:font-size-asian="12pt" style:font-style-asian="normal" style:font-weight-asian="normal" style:font-name-complex="呡歡潐䝯瑨楣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 draw:style-name="gr1">
          <draw:frame draw:name="テキスト枠 3" draw:style-name="gr2" draw:text-style-name="P2" xml:id="id1" draw:id="id1" draw:layer="layout" svg:width="5cm" svg:height="5cm" svg:x="9.001cm" svg:y="9.699cm">
            <draw:text-box>
              <text:p text:style-name="P1"><text:span text:style-name="T1">CPU</text:span></text:p>
            </draw:text-box>
            <draw:glue-point draw:id="4" svg:x="3.004cm" svg:y="5.002cm"/>
            <draw:glue-point draw:id="5" svg:x="-3.006cm" svg:y="5cm"/>
          </draw:frame>
          <draw:frame draw:style-name="gr3" draw:text-style-name="P3" xml:id="id4" draw:id="id4" draw:layer="layout" svg:width="2.3cm" svg:height="1cm" svg:x="13.036cm" svg:y="18.297cm">
            <draw:text-box>
              <text:p><text:span text:style-name="T2"><text:s/></text:span><text:span text:style-name="T2">Memory</text:span></text:p>
            </draw:text-box>
          </draw:frame>
          <draw:frame draw:style-name="gr3" draw:text-style-name="P4" xml:id="id2" draw:id="id2" draw:layer="layout" svg:width="2.3cm" svg:height="1cm" svg:x="7.702cm" svg:y="18.297cm">
            <draw:text-box>
              <text:p text:style-name="P1"><text:span text:style-name="T2"><text:s text:c="3"/></text:span><text:span text:style-name="T2">GPU</text:span></text:p>
            </draw:text-box>
          </draw:frame>
          <draw:frame draw:style-name="gr4" draw:text-style-name="P6" xml:id="id3" draw:id="id3" draw:layer="layout" svg:width="2.3cm" svg:height="1cm" svg:x="10.351cm" svg:y="18.297cm">
            <draw:text-box>
              <text:p text:style-name="P5"><text:span text:style-name="T2"><text:s/></text:span><text:span text:style-name="T2">Storage</text:span></text:p>
            </draw:text-box>
          </draw:frame>
          <draw:connector draw:style-name="gr5" draw:text-style-name="P7" draw:layer="layout" draw:type="line" svg:x1="9.998cm" svg:y1="14.699cm" svg:x2="8.852cm" svg:y2="18.297cm" draw:start-shape="id1" draw:start-glue-point="5" draw:end-shape="id2" draw:end-glue-point="0" svg:d="M9998 14699l-1146 3598" svg:viewBox="0 0 1147 3599">
            <text:p/>
          </draw:connector>
          <draw:connector draw:style-name="gr5" draw:text-style-name="P7" draw:layer="layout" draw:type="line" svg:x1="11.501cm" svg:y1="14.699cm" svg:x2="11.501cm" svg:y2="18.297cm" draw:start-shape="id1" draw:start-glue-point="2" draw:end-shape="id3" draw:end-glue-point="0" svg:d="M11501 14699v3598" svg:viewBox="0 0 1 3599">
            <text:p/>
          </draw:connector>
          <draw:connector draw:style-name="gr5" draw:text-style-name="P7" draw:layer="layout" draw:type="line" svg:x1="13.003cm" svg:y1="14.699cm" svg:x2="14.186cm" svg:y2="18.297cm" draw:start-shape="id1" draw:start-glue-point="4" draw:end-shape="id4" draw:end-glue-point="0" svg:d="M13003 14699l1183 3598" svg:viewBox="0 0 1184 3599">
            <text:p/>
          </draw:connector>
          <draw:frame draw:style-name="gr6" draw:text-style-name="P9" draw:layer="layout" svg:width="6.149cm" svg:height="1.199cm" svg:x="8.425cm" svg:y="6.809cm">
            <draw:text-box>
              <text:p text:style-name="P8"><text:span text:style-name="T3">Traditional CPU-Centric Architecture</text:span></text:p>
            </draw:text-box>
          </draw:frame>
        </draw:g>
        <draw:g draw:style-name="gr1">
          <draw:frame draw:name="テキスト枠 14" draw:style-name="gr7" draw:text-style-name="P2" xml:id="id5" draw:id="id5" draw:layer="layout" svg:width="5cm" svg:height="5cm" svg:x="27.001cm" svg:y="9.699cm">
            <draw:text-box>
              <text:p text:style-name="P1"><text:span text:style-name="T1">PSC Fabric</text:span></text:p>
              <text:p text:style-name="P1"><text:span text:style-name="T4">(Photonic Switching Core)</text:span></text:p>
            </draw:text-box>
            <draw:glue-point draw:id="4" svg:x="1.114cm" svg:y="5.002cm"/>
            <draw:glue-point draw:id="5" svg:x="-3.002cm" svg:y="5.002cm"/>
            <draw:glue-point draw:id="6" svg:x="-1.128cm" svg:y="4.994cm"/>
            <draw:glue-point draw:id="7" svg:x="2.994cm" svg:y="5.002cm"/>
          </draw:frame>
          <draw:frame draw:style-name="gr3" draw:text-style-name="P3" xml:id="id8" draw:id="id8" draw:layer="layout" svg:width="2.3cm" svg:height="1cm" svg:x="30.736cm" svg:y="18.298cm">
            <draw:text-box>
              <text:p text:style-name="P5"><text:span text:style-name="T5">Accelerator</text:span></text:p>
            </draw:text-box>
          </draw:frame>
          <draw:frame draw:style-name="gr3" draw:text-style-name="P4" xml:id="id6" draw:id="id6" draw:layer="layout" svg:width="2.3cm" svg:height="1cm" svg:x="23.502cm" svg:y="18.298cm">
            <draw:text-box>
              <text:p text:style-name="P1"><text:span text:style-name="T2"><text:s text:c="3"/></text:span><text:span text:style-name="T2">CPU</text:span></text:p>
            </draw:text-box>
          </draw:frame>
          <draw:frame draw:style-name="gr8" draw:text-style-name="P6" xml:id="id7" draw:id="id7" draw:layer="layout" svg:width="2.3cm" svg:height="1cm" svg:x="25.951cm" svg:y="18.298cm">
            <draw:text-box>
              <text:p text:style-name="P10"><text:span text:style-name="T6"><text:s/></text:span><text:span text:style-name="T6">Memory</text:span></text:p>
            </draw:text-box>
          </draw:frame>
          <draw:connector draw:style-name="gr5" draw:text-style-name="P7" draw:layer="layout" draw:type="line" svg:x1="28cm" svg:y1="14.699cm" svg:x2="24.652cm" svg:y2="18.298cm" draw:start-shape="id5" draw:start-glue-point="5" draw:end-shape="id6" draw:end-glue-point="0" svg:d="M28000 14699l-3348 3599" svg:viewBox="0 0 3349 3600">
            <text:p/>
          </draw:connector>
          <draw:connector draw:style-name="gr5" draw:text-style-name="P7" draw:layer="layout" draw:type="line" svg:x1="28.937cm" svg:y1="14.696cm" svg:x2="27.101cm" svg:y2="18.298cm" draw:start-shape="id5" draw:start-glue-point="6" draw:end-shape="id7" draw:end-glue-point="0" svg:d="M28937 14696l-1836 3602" svg:viewBox="0 0 1837 3603">
            <text:p/>
          </draw:connector>
          <draw:connector draw:style-name="gr5" draw:text-style-name="P7" draw:layer="layout" draw:type="line" svg:x1="30.058cm" svg:y1="14.699cm" svg:x2="31.886cm" svg:y2="18.298cm" draw:start-shape="id5" draw:start-glue-point="4" draw:end-shape="id8" draw:end-glue-point="0" svg:d="M30058 14699l1828 3599" svg:viewBox="0 0 1829 3600">
            <text:p/>
          </draw:connector>
          <draw:frame draw:style-name="gr3" draw:text-style-name="P3" xml:id="id9" draw:id="id9" draw:layer="layout" svg:width="2.3cm" svg:height="1cm" svg:x="33.136cm" svg:y="18.298cm">
            <draw:text-box>
              <text:p text:style-name="P8"><text:span text:style-name="T2"><text:s/></text:span><text:span text:style-name="T2">Storage</text:span></text:p>
            </draw:text-box>
          </draw:frame>
          <draw:connector draw:style-name="gr5" draw:text-style-name="P7" draw:layer="layout" draw:type="line" svg:x1="30.998cm" svg:y1="14.699cm" svg:x2="34.286cm" svg:y2="18.298cm" draw:start-shape="id5" draw:start-glue-point="7" draw:end-shape="id9" draw:end-glue-point="0" svg:d="M30998 14699l3288 3599" svg:viewBox="0 0 3289 3600">
            <text:p/>
          </draw:connector>
          <draw:frame draw:style-name="gr6" draw:text-style-name="P9" draw:layer="layout" svg:width="5.891cm" svg:height="1.199cm" svg:x="26.541cm" svg:y="6.809cm">
            <draw:text-box>
              <text:p text:style-name="P8"><text:span text:style-name="T3">PSC Fabric Computer Architecture</text:span></text:p>
            </draw:text-box>
          </draw:frame>
          <draw:frame draw:style-name="gr3" draw:text-style-name="P3" xml:id="id10" draw:id="id10" draw:layer="layout" svg:width="2.3cm" svg:height="1cm" svg:x="28.336cm" svg:y="18.298cm">
            <draw:text-box>
              <text:p text:style-name="P8"><text:span text:style-name="T5"><text:s text:c="6"/></text:span><text:span text:style-name="T5">GPU</text:span></text:p>
            </draw:text-box>
          </draw:frame>
          <draw:connector draw:style-name="gr5" draw:text-style-name="P7" draw:layer="layout" draw:type="line" svg:x1="29.501cm" svg:y1="14.699cm" svg:x2="29.486cm" svg:y2="18.298cm" draw:start-shape="id5" draw:start-glue-point="2" draw:end-shape="id10" draw:end-glue-point="0" svg:d="M29501 14699l-15 3599" svg:viewBox="0 0 16 3600">
            <text:p/>
          </draw:connector>
        </draw:g>
        <draw:frame draw:style-name="gr9" draw:text-style-name="P11" draw:layer="layout" svg:width="6.956cm" svg:height="1.361cm" svg:x="17.522cm" svg:y="2.987cm">
          <draw:text-box>
            <text:p text:style-name="P8"><text:span text:style-name="T7">PSC Concept Diagr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09:46:32.458205564</meta:creation-date>
    <dc:date>2026-03-12T16:45:14.213162041</dc:date>
    <meta:editing-duration>PT27M11S</meta:editing-duration>
    <meta:editing-cycles>8</meta:editing-cycles>
    <meta:generator>LibreOffice/24.2.7.2$Linux_X86_64 LibreOffice_project/420$Build-2</meta:generator>
    <meta:print-date>2026-02-21T13:29:19.813669732</meta:print-date>
    <meta:printed-by>PDFファイル</meta:printed-by>
    <meta:document-statistic meta:object-count="23"/>
  </office:meta>
</office:document-meta>
</file>